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a950"/>
    </style:style>
    <style:style style:name="P2" style:family="paragraph" style:parent-style-name="Standard">
      <style:text-properties officeooo:paragraph-rsid="0016a950"/>
    </style:style>
    <style:style style:name="P3" style:family="paragraph" style:parent-style-name="Title">
      <style:text-properties fo:font-size="22pt" officeooo:paragraph-rsid="0016a950" style:font-size-asian="22pt" style:font-size-complex="22pt"/>
    </style:style>
    <style:style style:name="T1" style:family="text">
      <style:text-properties officeooo:rsid="001c1ef1"/>
    </style:style>
    <style:style style:name="T2" style:family="text">
      <style:text-properties officeooo:rsid="001d5564"/>
    </style:style>
    <style:style style:name="T3" style:family="text">
      <style:text-properties officeooo:rsid="0016a9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DITIONS DE VENTES DE <text:span text:style-name="T3">OSTREAM</text:span></text:p>
      <text:h text:style-name="P1" text:outline-level="1">Article I - Objet</text:h>
      <text:p text:style-name="P2">En acceptant ces Conditions Générales de Vente, vous déclarez que vous avez</text:p>
      <text:p text:style-name="P2">atteint l'âge de la majorité dans votre pays et que vous nous avez donné votre</text:p>
      <text:p text:style-name="P2">consentement pour permettre l'usage de notre site web à toute personne d'âge</text:p>
      <text:p text:style-name="P2">mineur à votre charge.Toute infraction des présentes Conditions Générales de</text:p>
      <text:p text:style-name="P2">Vente entraînera la suppression immédiate de votre abonnement sur OStream.</text:p>
      <text:p text:style-name="P2"/>
      <text:h text:style-name="P1" text:outline-level="1">Article II - Processus de commande</text:h>
      <text:p text:style-name="P2">Une fois connecté à son compte OStream, le membre doit premièrement créditer</text:p>
      <text:p text:style-name="P2">son compte en argent (Solde). Une fois un solde suffisamment correct en fonction</text:p>
      <text:p text:style-name="P2">des prix proposés, le membre peut adhérer un abonnement qui vari<text:span text:style-name="T1">e</text:span> entre 1 mois à</text:p>
      <text:p text:style-name="P2">une durée « à vie » <text:span text:style-name="T3">si nous en proposons une.</text:span></text:p>
      <text:p text:style-name="P2"/>
      <text:h text:style-name="P1" text:outline-level="1">Article III – Euros (€)</text:h>
      <text:p text:style-name="P2">Les Euros sont une monnaie utilisable sur OStream pour acheter un abonnement <text:span text:style-name="T1">ou encore les produits</text:span>.</text:p>
      <text:p text:style-name="P2">Le membre peut les acheter via <text:span text:style-name="T2">PayPal, </text:span><text:span text:style-name="T3">ou via </text:span>PaySafeCard (en contactant un membre du staff).</text:p>
      <text:p text:style-name="P2"/>
      <text:h text:style-name="P1" text:outline-level="1">Article IV – Livraison</text:h>
      <text:p text:style-name="P2">La livraison de l’abonnement se fait dans l’instant<text:span text:style-name="T2">an</text:span>ée. Si la livraison met une erreur</text:p>
      <text:p text:style-name="P2">alors que vous avez suffisamment d’argent, contactez nous depuis Discord ou</text:p>
      <text:p text:style-name="P2">depuis <text:span text:style-name="T3">contact@ostream.online</text:span></text:p>
      <text:p text:style-name="P2"/>
      <text:h text:style-name="P1" text:outline-level="1">Article V – Tarifs</text:h>
      <text:p text:style-name="P2">Les tarifs peuvent augmenter n’importe quand. Le membre n’est pas forcement</text:p>
      <text:p text:style-name="P2">annoncé. Le prix peut augmenter du jour au lendemain.</text:p>
      <text:p text:style-name="P2"/>
      <text:h text:style-name="P1" text:outline-level="1">Article VI - Rétractations et litiges PayPal</text:h>
      <text:p text:style-name="P2">Conformément à l’article L.121-20 et suivant le Code de la Consommation,</text:p>
      <text:p text:style-name="P2">l’utilisateur dispose d’un délai de 7 jours ouvrables à compter de la date à laquelle</text:p>
      <text:p text:style-name="P2">les produits ont été achetés pour en demander le remboursement en crédits. Pour</text:p>
      <text:p text:style-name="P2">ce faire, il doit adresser une demande écrite par email à l’adresse</text:p>
      <text:p text:style-name="P2">contact@<text:span text:style-name="T3">ostream.online</text:span> en précisant son pseudo OStream, la date de sa commande</text:p>
      <text:p text:style-name="P2">et le moyen de paiement utilisé.</text:p>
      <text:p text:style-name="P2">L'exécution d'un litige PayPal se traduira par le bannissement de votre compte</text:p>
      <text:p text:style-name="P2">DevTime ainsi que par des poursuites judiciaires.</text:p>
      <text:h text:style-name="P1" text:outline-level="1"><text:soft-page-break/>Article VII - Réclamations</text:h>
      <text:p text:style-name="P2">En cas de réclamation, le membre peut se faire rembourser en argent (Solde)</text:p>
      <text:p text:style-name="P2">seulement. Cependant, le membre ne peut pas faire une réclamation a la fin de</text:p>
      <text:p text:style-name="P2">son abonn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4T20:15:57.577000000</meta:creation-date>
    <dc:date>2022-11-24T20:24:43.602000000</dc:date>
    <meta:editing-duration>PT8M46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35" meta:word-count="341" meta:character-count="2094" meta:non-whitespace-character-count="1785"/>
  </office:meta>
</office:document-meta>
</file>